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Open Sans" svg:font-family="'Open Sans', sans-serif"/>
    <style:font-face style:name="OpenSymbol" svg:font-family="OpenSymbol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4.552cm" table:align="left"/>
    </style:style>
    <style:style style:name="Tableau1.A" style:family="table-column">
      <style:table-column-properties style:column-width="6.015cm"/>
    </style:style>
    <style:style style:name="Tableau1.B" style:family="table-column">
      <style:table-column-properties style:column-width="3.261cm"/>
    </style:style>
    <style:style style:name="Tableau1.C" style:family="table-column">
      <style:table-column-properties style:column-width="5.276cm"/>
    </style:style>
    <style:style style:name="Tableau1.A1" style:family="table-cell">
      <style:table-cell-properties style:vertical-align="middle" fo:background-color="#e0e0e0" style:border-line-width-left="0.053cm 0.053cm 0.053cm" style:border-line-width-right="0.053cm 0.053cm 0.053cm" style:border-line-width-top="0.053cm 0.053cm 0.053cm" style:border-line-width-bottom="0.002cm 0.035cm 0.002cm" fo:padding="0.053cm" fo:border-left="1.5pt double #808080" fo:border-right="1.5pt double #808080" fo:border-top="1.5pt double #808080" fo:border-bottom="0.05pt double #808080">
        <style:background-image/>
      </style:table-cell-properties>
    </style:style>
    <style:style style:name="Tableau1.A2" style:family="table-cell">
      <style:table-cell-properties style:vertical-align="middle" style:border-line-width-left="0.053cm 0.053cm 0.053cm" style:border-line-width-bottom="0.002cm 0.035cm 0.002cm" fo:padding="0.053cm" fo:border-left="1.5pt double #808080" fo:border-right="none" fo:border-top="none" fo:border-bottom="0.05pt double #808080"/>
    </style:style>
    <style:style style:name="Tableau1.B2" style:family="table-cell">
      <style:table-cell-properties style:vertical-align="middle" style:border-line-width-left="0.002cm 0.035cm 0.002cm" style:border-line-width-bottom="0.002cm 0.035cm 0.002cm" fo:padding="0.053cm" fo:border-left="0.05pt double #808080" fo:border-right="none" fo:border-top="none" fo:border-bottom="0.05pt double #808080"/>
    </style:style>
    <style:style style:name="Tableau1.C2" style:family="table-cell">
      <style:table-cell-properties style:vertical-align="middle" style:border-line-width-left="0.002cm 0.035cm 0.002cm" style:border-line-width-right="0.053cm 0.053cm 0.053cm" style:border-line-width-bottom="0.002cm 0.035cm 0.002cm" fo:padding="0.053cm" fo:border-left="0.05pt double #808080" fo:border-right="1.5pt double #808080" fo:border-top="none" fo:border-bottom="0.05pt double #808080"/>
    </style:style>
    <style:style style:name="Tableau1.A3" style:family="table-cell">
      <style:table-cell-properties style:vertical-align="middle" style:border-line-width-left="0.053cm 0.053cm 0.053cm" style:border-line-width-bottom="0.002cm 0.035cm 0.002cm" fo:padding="0.053cm" fo:border-left="1.5pt double #808080" fo:border-right="none" fo:border-top="none" fo:border-bottom="0.05pt double #808080"/>
    </style:style>
    <style:style style:name="Tableau1.B3" style:family="table-cell">
      <style:table-cell-properties style:vertical-align="middle" style:border-line-width-left="0.002cm 0.035cm 0.002cm" style:border-line-width-bottom="0.002cm 0.035cm 0.002cm" fo:padding="0.053cm" fo:border-left="0.05pt double #808080" fo:border-right="none" fo:border-top="none" fo:border-bottom="0.05pt double #808080"/>
    </style:style>
    <style:style style:name="Tableau1.C3" style:family="table-cell">
      <style:table-cell-properties style:vertical-align="middle" style:border-line-width-left="0.002cm 0.035cm 0.002cm" style:border-line-width-right="0.053cm 0.053cm 0.053cm" style:border-line-width-bottom="0.002cm 0.035cm 0.002cm" fo:padding="0.053cm" fo:border-left="0.05pt double #808080" fo:border-right="1.5pt double #808080" fo:border-top="none" fo:border-bottom="0.05pt double #808080"/>
    </style:style>
    <style:style style:name="Tableau1.A4" style:family="table-cell">
      <style:table-cell-properties style:vertical-align="middle" style:border-line-width-left="0.053cm 0.053cm 0.053cm" style:border-line-width-bottom="0.002cm 0.035cm 0.002cm" fo:padding="0.053cm" fo:border-left="1.5pt double #808080" fo:border-right="none" fo:border-top="none" fo:border-bottom="0.05pt double #808080"/>
    </style:style>
    <style:style style:name="Tableau1.B4" style:family="table-cell">
      <style:table-cell-properties style:vertical-align="middle" style:border-line-width-left="0.002cm 0.035cm 0.002cm" style:border-line-width-bottom="0.002cm 0.035cm 0.002cm" fo:padding="0.053cm" fo:border-left="0.05pt double #808080" fo:border-right="none" fo:border-top="none" fo:border-bottom="0.05pt double #808080"/>
    </style:style>
    <style:style style:name="Tableau1.C4" style:family="table-cell">
      <style:table-cell-properties style:vertical-align="middle" style:border-line-width-left="0.002cm 0.035cm 0.002cm" style:border-line-width-right="0.053cm 0.053cm 0.053cm" style:border-line-width-bottom="0.002cm 0.035cm 0.002cm" fo:padding="0.053cm" fo:border-left="0.05pt double #808080" fo:border-right="1.5pt double #808080" fo:border-top="none" fo:border-bottom="0.05pt double #808080"/>
    </style:style>
    <style:style style:name="Tableau1.A5" style:family="table-cell">
      <style:table-cell-properties style:vertical-align="middle" style:border-line-width-left="0.053cm 0.053cm 0.053cm" style:border-line-width-bottom="0.002cm 0.035cm 0.002cm" fo:padding="0.053cm" fo:border-left="1.5pt double #808080" fo:border-right="none" fo:border-top="none" fo:border-bottom="0.05pt double #808080"/>
    </style:style>
    <style:style style:name="Tableau1.B5" style:family="table-cell">
      <style:table-cell-properties style:vertical-align="middle" style:border-line-width-left="0.002cm 0.035cm 0.002cm" style:border-line-width-bottom="0.002cm 0.035cm 0.002cm" fo:padding="0.053cm" fo:border-left="0.05pt double #808080" fo:border-right="none" fo:border-top="none" fo:border-bottom="0.05pt double #808080"/>
    </style:style>
    <style:style style:name="Tableau1.C5" style:family="table-cell">
      <style:table-cell-properties style:vertical-align="middle" style:border-line-width-left="0.002cm 0.035cm 0.002cm" style:border-line-width-right="0.053cm 0.053cm 0.053cm" style:border-line-width-bottom="0.002cm 0.035cm 0.002cm" fo:padding="0.053cm" fo:border-left="0.05pt double #808080" fo:border-right="1.5pt double #808080" fo:border-top="none" fo:border-bottom="0.05pt double #808080"/>
    </style:style>
    <style:style style:name="Tableau1.A6" style:family="table-cell">
      <style:table-cell-properties style:vertical-align="middle" style:border-line-width-left="0.053cm 0.053cm 0.053cm" style:border-line-width-bottom="0.002cm 0.035cm 0.002cm" fo:padding="0.053cm" fo:border-left="1.5pt double #808080" fo:border-right="none" fo:border-top="none" fo:border-bottom="0.05pt double #808080"/>
    </style:style>
    <style:style style:name="Tableau1.B6" style:family="table-cell">
      <style:table-cell-properties style:vertical-align="middle" style:border-line-width-left="0.002cm 0.035cm 0.002cm" style:border-line-width-bottom="0.002cm 0.035cm 0.002cm" fo:padding="0.053cm" fo:border-left="0.05pt double #808080" fo:border-right="none" fo:border-top="none" fo:border-bottom="0.05pt double #808080"/>
    </style:style>
    <style:style style:name="Tableau1.C6" style:family="table-cell">
      <style:table-cell-properties style:vertical-align="middle" style:border-line-width-left="0.002cm 0.035cm 0.002cm" style:border-line-width-right="0.053cm 0.053cm 0.053cm" style:border-line-width-bottom="0.002cm 0.035cm 0.002cm" fo:padding="0.053cm" fo:border-left="0.05pt double #808080" fo:border-right="1.5pt double #808080" fo:border-top="none" fo:border-bottom="0.05pt double #808080"/>
    </style:style>
    <style:style style:name="Tableau1.A7" style:family="table-cell">
      <style:table-cell-properties style:vertical-align="middle" style:border-line-width-left="0.053cm 0.053cm 0.053cm" style:border-line-width-bottom="0.053cm 0.053cm 0.053cm" fo:padding="0.053cm" fo:border-left="1.5pt double #808080" fo:border-right="none" fo:border-top="none" fo:border-bottom="1.5pt double #808080"/>
    </style:style>
    <style:style style:name="Tableau1.B7" style:family="table-cell">
      <style:table-cell-properties style:vertical-align="middle" style:border-line-width-left="0.002cm 0.035cm 0.002cm" style:border-line-width-bottom="0.053cm 0.053cm 0.053cm" fo:padding="0.053cm" fo:border-left="0.05pt double #808080" fo:border-right="none" fo:border-top="none" fo:border-bottom="1.5pt double #808080"/>
    </style:style>
    <style:style style:name="Tableau1.C7" style:family="table-cell">
      <style:table-cell-properties style:vertical-align="middle" style:border-line-width-left="0.002cm 0.035cm 0.002cm" style:border-line-width-right="0.053cm 0.053cm 0.053cm" style:border-line-width-bottom="0.053cm 0.053cm 0.053cm" fo:padding="0.053cm" fo:border-left="0.05pt double #808080" fo:border-right="1.5pt double #808080" fo:border-top="none" fo:border-bottom="1.5pt double #808080"/>
    </style:style>
    <style:style style:name="P1" style:family="paragraph" style:parent-style-name="Text_20_body">
      <style:paragraph-properties fo:margin-left="0cm" fo:margin-right="0cm" fo:margin-top="0cm" fo:margin-bottom="0cm" style:line-height-at-least="0.529cm" fo:text-align="justify" style:justify-single-word="false" fo:text-indent="0cm" style:auto-text-indent="false" fo:padding="0cm" fo:border="none"/>
    </style:style>
    <style:style style:name="P2" style:family="paragraph" style:parent-style-name="Text_20_body" style:list-style-name="L1">
      <style:paragraph-properties fo:margin-left="0cm" fo:margin-right="0cm" fo:margin-top="0cm" fo:margin-bottom="0cm" style:line-height-at-least="0.529cm" fo:text-indent="0cm" style:auto-text-indent="false" fo:padding="0cm" fo:border="none"/>
      <style:text-properties fo:font-variant="normal" fo:text-transform="none" fo:color="#303030" style:font-name="Open Sans" fo:font-size="9.7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794cm" style:line-height-at-least="0.582cm" fo:text-align="justify" style:justify-single-word="false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.794cm" style:line-height-at-least="0.582cm" fo:text-align="justify" style:justify-single-word="false" fo:text-indent="0cm" style:auto-text-indent="false" fo:padding="0cm" fo:border="none"/>
      <style:text-properties fo:font-variant="normal" fo:text-transform="none" fo:color="#3c3c3c" style:font-name="Arial1" fo:font-size="11.25pt" fo:letter-spacing="normal" fo:font-style="normal" fo:font-weight="normal"/>
    </style:style>
    <style:style style:name="P5" style:family="paragraph" style:parent-style-name="Text_20_body" style:list-style-name="L2">
      <style:paragraph-properties fo:margin-top="0cm" fo:margin-bottom="0.794cm" fo:text-align="start" style:justify-single-word="false"/>
    </style:style>
    <style:style style:name="P6" style:family="paragraph" style:parent-style-name="Table_20_Contents">
      <style:text-properties fo:font-variant="normal" fo:text-transform="none" style:font-name="Verdana" fo:font-size="11.25pt" fo:font-style="normal" fo:font-weight="bold"/>
    </style:style>
    <style:style style:name="P7" style:family="paragraph" style:parent-style-name="Table_20_Contents">
      <style:paragraph-properties fo:margin-left="0cm" fo:margin-right="0cm" fo:margin-top="0.37cm" fo:margin-bottom="0.37cm" fo:text-indent="0cm" style:auto-text-indent="false"/>
    </style:style>
    <style:style style:name="P8" style:family="paragraph" style:parent-style-name="Heading_20_3">
      <style:paragraph-properties fo:margin-left="0cm" fo:margin-right="0cm" fo:margin-top="0.265cm" fo:margin-bottom="0.529cm" fo:text-align="start" style:justify-single-word="false" fo:text-indent="0cm" style:auto-text-indent="false" fo:padding="0cm" fo:border="none"/>
      <style:text-properties fo:font-variant="normal" fo:text-transform="none" fo:color="#ffffff" style:font-name="Arial1" fo:font-size="9pt" fo:letter-spacing="0.026cm" fo:font-style="normal"/>
    </style:style>
    <style:style style:name="P9" style:family="paragraph" style:parent-style-name="Heading_20_2">
      <style:text-properties fo:font-variant="normal" fo:text-transform="none" fo:color="#ffffff" style:font-name="Arial1" fo:font-size="10.5pt" fo:letter-spacing="0.026cm" fo:font-style="normal"/>
    </style:style>
    <style:style style:name="T1" style:family="text">
      <style:text-properties style:text-position="33% 80%"/>
    </style:style>
    <style:style style:name="T2" style:family="text">
      <style:text-properties fo:font-variant="normal" fo:text-transform="none" fo:color="#303030" style:font-name="Open Sans" fo:font-size="9.75pt" fo:letter-spacing="normal" fo:font-style="normal" fo:font-weight="normal"/>
    </style:style>
    <style:style style:name="T3" style:family="text">
      <style:text-properties fo:font-variant="normal" fo:text-transform="none" fo:color="#3487bc" style:font-name="Open Sans" fo:font-size="9.75pt" fo:letter-spacing="normal" fo:font-style="normal" style:text-underline-style="solid" style:text-underline-width="auto" style:text-underline-color="font-color" fo:font-weight="normal" fo:background-color="transparent"/>
    </style:style>
    <style:style style:name="T4" style:family="text">
      <style:text-properties fo:font-variant="normal" fo:text-transform="none" fo:color="#4b4b4b" style:font-name="Arial1" fo:font-size="11.25pt" fo:letter-spacing="normal" fo:font-style="normal" fo:font-weight="normal"/>
    </style:style>
    <style:style style:name="T5" style:family="text">
      <style:text-properties fo:font-variant="normal" fo:text-transform="none" fo:color="#3c3c3c" style:font-name="Arial1" fo:font-size="11.25pt" fo:letter-spacing="normal" fo:font-style="normal" fo:font-weight="normal"/>
    </style:style>
    <style:style style:name="T6" style:family="text">
      <style:text-properties fo:font-weight="bold"/>
    </style:style>
    <style:style style:name="T7" style:family="text">
      <style:text-properties fo:color="#4b4b4b"/>
    </style:style>
    <text:list-style style:name="L1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&lt;p&gt;&lt;strong&gt;L'abattement de 10 %&lt;/strong&gt; est au moins égal à &lt;strong&gt;426 €&lt;/strong&gt; pour les revenus de 2014 (936 € pour les chômeurs de longue durée) et à &lt;strong&gt;12 157 € maximum&lt;/strong&gt;.&lt;br&gt;</text:p>
      <text:p text:style-name="Standard">Si vos revenus de l'année sont inférieurs à ce minimum, la déduction est égale à vos revenus.&lt;/p&gt;</text:p>
      <text:p text:style-name="Standard"/>
      <text:p text:style-name="Standard"/>
      <text:p text:style-name="Standard">&lt;h2 align="left"&gt;TMI et plafonnement du quotient familial&lt;/h2&gt;</text:p>
      <text:p text:style-name="Standard">&lt;p align="left"&gt;Lorsque le plafonnement du quotient familial (QF) s'applique (gain maximal de 1 508 € par demi part supplémentaire), le TMI correspond au &lt;strong&gt;TMI sans les parts des personnes à charge &lt;/strong&gt;(soit 1 part pour un célibataire et 2 parts pour un couple) car l'impôt net est calculé à partir de l'impôt avec seulement 1 ou 2 parts selon les cas.&lt;/p&gt;</text:p>
      <text:p text:style-name="Standard">&lt;h3 align="left"&gt;Exemple de plafonnement influant sur le TMI&lt;br&gt;</text:p>
      <text:p text:style-name="Standard">&lt;/h3&gt;</text:p>
      <text:p text:style-name="Standard">&lt;p align="left"&gt;Soit un couple marié avec 2 enfants percevant 80 000 € de revenus imposables. Le foyer dispose donc de 3 parts fiscales.&lt;br&gt;</text:p>
      <text:p text:style-name="Standard">&lt;u&gt;Situation avec 3 parts&lt;/u&gt; : &lt;br&gt;</text:p>
      <text:p text:style-name="Standard">Quotient familial = (80 000 * 0,9) / 3 = 24 000 €&lt;br&gt;</text:p>
      <text:p text:style-name="Standard">TMI = 14 % (24 000 compris dans la 3e tranche du barème de l'impôt)&lt;br&gt;</text:p>
      <text:p text:style-name="Standard">Impôt = 6 010 €&lt;br&gt;</text:p>
      <text:p text:style-name="Standard">&lt;br&gt;</text:p>
      <text:p text:style-name="Standard">&lt;u&gt;Situation avec 2 parts&lt;/u&gt; : &lt;br&gt;</text:p>
      <text:p text:style-name="Standard">Quotient familial = (80 000 * 0,9) / 2 = 36 000 €&lt;br&gt;</text:p>
      <text:p text:style-name="Standard">TMI = 30 % (36 000 compris dans la 4e tranche du barème de l'impôt)&lt;br&gt;</text:p>
      <text:p text:style-name="Standard">Impôt = 10 322 €&lt;/p&gt;</text:p>
      <text:p text:style-name="Standard">&lt;p align="left"&gt;&lt;u&gt;Application du plafonnement du QF :&lt;/u&gt;&lt;br&gt;</text:p>
      <text:p text:style-name="Standard">Différence de l'impôt avec et sans les demi parts supplémentaires : 10 322 - 6 010 = 4 312 € &amp;gt; 3 016 (1 508 * 2)&lt;br&gt;</text:p>
      <text:p text:style-name="Standard">Impôt net : 10 322 - 3 016 = 7 306 €&lt;br&gt;</text:p>
      <text:p text:style-name="Standard">&lt;strong&gt;TMI retenu : 30 %&lt;/strong&gt; &lt;/p&gt;</text:p>
      <text:p text:style-name="Standard"/>
      <text:p text:style-name="Standard"/>
      <text:p text:style-name="Standard"><text:a xlink:type="simple" xlink:href="http://impotsurlerevenu.org/calcul-de-l-impot-par-etapes/71-etape-8-impot-net.php">http://impotsurlerevenu.org/calcul-de-l-impot-par-etapes/71-etape-8-impot-net.php</text:a></text:p>
      <text:p text:style-name="Standard"/>
      <text:p text:style-name="Standard"/>
      <text:p text:style-name="Standard">&lt;p&gt;Application du&amp;nbsp;plafonnement lié aux nombre de parts fiscales.&lt;br&gt;</text:p>
      <text:p text:style-name="Standard">Plus vous avez d'enfants, plus votre impôt est faible. La législation impose une limite de &lt;strong&gt;1 508 €&amp;nbsp;par demi part&lt;/strong&gt; (0.5) en &lt;strong&gt;2015 &lt;/strong&gt;concernant le nombre d'enfants à charge (&lt;strong&gt;754 € &lt;/strong&gt;pour les enfants en garde alternée). &lt;br&gt;</text:p>
      <text:p text:style-name="Standard">En 2013, le plafond était de 2 000 € et en 2012 de 2 336 €.&lt;/p&gt;</text:p>
      <text:p text:style-name="Standard"/>
      <text:p text:style-name="Standard">&lt;p&gt;Si vous &lt;strong&gt;élevez seul votre enfant&lt;/strong&gt;, vous bénéficiez d'une demi part supplémentaire pour le 1er enfant (soit 1 part au lieu d'une demi part). La part pour le 1er enfant est plafonnée à &lt;strong&gt;&lt;br&gt;</text:p>
      <text:p text:style-name="Standard">3 558 € en 2018&lt;/strong&gt; (3 540 € en 2014).&lt;/p&gt;</text:p>
      <text:p text:style-name="Standard"/>
      <text:p text:style-name="Standard"/>
      <text:h text:style-name="P9" text:outline-level="2">2 : APPLIQUER LA DÉCOTE</text:h>
      <text:p text:style-name="P3"><text:span text:style-name="Strong_20_Emphasis"><text:span text:style-name="T4">La décote</text:span></text:span><text:span text:style-name="T5"> de l'impôt sur le revenu ne concerne que les contribuables faiblement imposés et plus précisément les personnes dont l'impôt brut est inférieur à un certain plafond.</text:span></text:p>
      <text:p text:style-name="P3"><text:soft-page-break/><text:span text:style-name="T5">Le plafond et la méthode de calcul ont été </text:span><text:span text:style-name="Strong_20_Emphasis"><text:span text:style-name="T4">modifiés en 2015</text:span></text:span><text:span text:style-name="T5"> :</text:span></text:p>
      <text:list xml:id="list40264256" text:style-name="L2">
        <text:list-item>
          <text:p text:style-name="P5"><text:span text:style-name="Strong_20_Emphasis"><text:span text:style-name="T4">1 135 € </text:span></text:span><text:span text:style-name="T5">pour un </text:span><text:span text:style-name="Strong_20_Emphasis"><text:span text:style-name="T4">célibataire ;</text:span></text:span></text:p>
        </text:list-item>
        <text:list-item>
          <text:p text:style-name="P5"><text:span text:style-name="Strong_20_Emphasis"><text:span text:style-name="T4">1 870 € </text:span></text:span><text:span text:style-name="T5">pour un</text:span><text:span text:style-name="Strong_20_Emphasis"><text:span text:style-name="T4"> couple </text:span></text:span><text:span text:style-name="T5">marié ou pacsé.</text:span></text:p>
        </text:list-item>
      </text:list>
      <text:p text:style-name="P3"><text:span text:style-name="T5">Si vous êtes célibataire et qu'</text:span><text:span text:style-name="Strong_20_Emphasis"><text:span text:style-name="T4">après le calcul de l'impôt brut</text:span></text:span><text:span text:style-name="T5"> et </text:span><text:span text:style-name="Strong_20_Emphasis"><text:span text:style-name="T4">l'application du plafond lié au quotient familial,</text:span></text:span><text:span text:style-name="T5"> votre impôt est inférieur à </text:span><text:span text:style-name="Strong_20_Emphasis"><text:span text:style-name="T4">1 135 €,</text:span></text:span><text:span text:style-name="T5"> vous êtes concerné.</text:span></text:p>
      <text:h text:style-name="P8" text:outline-level="3">EXEMPLE DE DÉCOTE</text:h>
      <text:p text:style-name="P3"><text:span text:style-name="T5">Soit par exemple un impôt de </text:span><text:span text:style-name="Strong_20_Emphasis"><text:span text:style-name="T4">800 €,</text:span></text:span><text:span text:style-name="T5"> le calcul de la décote sera le suivant :</text:span></text:p>
      <text:p text:style-name="P4">Etape 1 :<text:line-break/>1 135 - 800 = 335 € de réduction d'impôt</text:p>
      <text:p text:style-name="P3"><text:span text:style-name="T5">Etape 2 :<text:line-break/>800 - 335 = </text:span><text:span text:style-name="Strong_20_Emphasis"><text:span text:style-name="T4">465 € d'impôt net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table:number-columns-spanned="3" office:value-type="string">
              <text:p text:style-name="P6">Barème 2015 de l'impôt sur le revenu pour une part de quotient familial<text:span text:style-name="T1"> (1)</text:span></text:p>
            </table:table-cell>
            <table:covered-table-cell/>
            <table:covered-table-cell/>
          </table:table-row>
        </table:table-header-rows>
        <table:table-row>
          <table:table-cell table:style-name="Tableau1.A6" office:value-type="string">
            <text:p text:style-name="P7"><text:span text:style-name="Strong_20_Emphasis">Tranche du revenu net imposable</text:span></text:p>
            <text:p text:style-name="P7"><text:span text:style-name="Strong_20_Emphasis">(en €)</text:span></text:p>
          </table:table-cell>
          <table:table-cell table:style-name="Tableau1.B6" office:value-type="string">
            <text:p text:style-name="P7"><text:span text:style-name="Strong_20_Emphasis">Taux marginal</text:span></text:p>
            <text:p text:style-name="P7"><text:span text:style-name="Strong_20_Emphasis">d'imposition </text:span><text:span text:style-name="Strong_20_Emphasis"><text:span text:style-name="T1">(2)</text:span></text:span></text:p>
          </table:table-cell>
          <table:table-cell table:style-name="Tableau1.C6" office:value-type="string">
            <text:p text:style-name="P7"><text:span text:style-name="Strong_20_Emphasis">Formule de calcul de l'impôt</text:span></text:p>
            <text:p text:style-name="P7"><text:span text:style-name="Strong_20_Emphasis">brut </text:span><text:span text:style-name="Strong_20_Emphasis"><text:span text:style-name="T1">(3)</text:span></text:span></text:p>
          </table:table-cell>
        </table:table-row>
        <table:table-row>
          <table:table-cell table:style-name="Tableau1.A6" office:value-type="string">
            <text:p text:style-name="Table_20_Contents">Jusqu'à 9690</text:p>
          </table:table-cell>
          <table:table-cell table:style-name="Tableau1.B6" office:value-type="string">
            <text:p text:style-name="Table_20_Contents">0%</text:p>
          </table:table-cell>
          <table:table-cell table:style-name="Tableau1.C6" office:value-type="string">
            <text:p text:style-name="Table_20_Contents">-</text:p>
          </table:table-cell>
        </table:table-row>
        <table:table-row>
          <table:table-cell table:style-name="Tableau1.A6" office:value-type="string">
            <text:p text:style-name="Table_20_Contents">De 9690 à 26 764</text:p>
          </table:table-cell>
          <table:table-cell table:style-name="Tableau1.B6" office:value-type="string">
            <text:p text:style-name="Table_20_Contents">14%</text:p>
          </table:table-cell>
          <table:table-cell table:style-name="Tableau1.C6" office:value-type="string">
            <text:p text:style-name="Table_20_Contents">(R x 0,14) - (1356,60 x N)</text:p>
          </table:table-cell>
        </table:table-row>
        <table:table-row>
          <table:table-cell table:style-name="Tableau1.A6" office:value-type="string">
            <text:p text:style-name="Table_20_Contents">De 26 764 à 71 754</text:p>
          </table:table-cell>
          <table:table-cell table:style-name="Tableau1.B6" office:value-type="string">
            <text:p text:style-name="Table_20_Contents">30%</text:p>
          </table:table-cell>
          <table:table-cell table:style-name="Tableau1.C6" office:value-type="string">
            <text:p text:style-name="Table_20_Contents">(R x 0,3) - (5638,84 x N)</text:p>
          </table:table-cell>
        </table:table-row>
        <table:table-row>
          <table:table-cell table:style-name="Tableau1.A6" office:value-type="string">
            <text:p text:style-name="Table_20_Contents">De 71 754 à 151 956</text:p>
          </table:table-cell>
          <table:table-cell table:style-name="Tableau1.B6" office:value-type="string">
            <text:p text:style-name="Table_20_Contents">41%</text:p>
          </table:table-cell>
          <table:table-cell table:style-name="Tableau1.C6" office:value-type="string">
            <text:p text:style-name="Table_20_Contents">(R x 0,41) - (13 531,78 x N)</text:p>
          </table:table-cell>
        </table:table-row>
        <table:table-row>
          <table:table-cell table:style-name="Tableau1.A7" office:value-type="string">
            <text:p text:style-name="Table_20_Contents">PLus de 151 956</text:p>
          </table:table-cell>
          <table:table-cell table:style-name="Tableau1.B7" office:value-type="string">
            <text:p text:style-name="Table_20_Contents">45%</text:p>
          </table:table-cell>
          <table:table-cell table:style-name="Tableau1.C7" office:value-type="string">
            <text:p text:style-name="Table_20_Contents">(R x 0,45) - (19 610,02 x N)</text:p>
          </table:table-cell>
        </table:table-row>
      </table:table>
      <text:p text:style-name="Standard"/>
      <text:p text:style-name="Standard"/>
      <text:p text:style-name="Standard"/>
      <text:p text:style-name="P1"><text:span text:style-name="T2">L'avantage en impôt lié au nombre de parts (hors celle du conjoint) est plafonné. Pour l'imposition des revenus </text:span><text:soft-page-break/><text:span text:style-name="T2">2014, les effets du </text:span><text:a xlink:type="simple" xlink:href="http://droit-finances.commentcamarche.net/contents/907-quotient-familial-nombre-de-parts-fiscales"><text:span text:style-name="T3">quotient familial</text:span></text:a><text:span text:style-name="T2"> sont ainsi plafonnés à :</text:span></text:p>
      <text:list xml:id="list33197798" text:style-name="L1">
        <text:list-item>
          <text:p text:style-name="P2"><text:span text:style-name="T6">1 508 euros</text:span> pour chaque demi-part liée aux personnes à charge dans le cas général.</text:p>
        </text:list-item>
        <text:list-item>
          <text:p text:style-name="P2"><text:span text:style-name="T6">901 euros</text:span> pour la demi-part supplémentaire dont bénéficient les personnes seules qui ont eu au moins un enfant à charge dans le passé, pendant au moins cinq ans alors qu'elles vivaient seules.</text:p>
        </text:list-item>
        <text:list-item>
          <text:p text:style-name="P2"><text:span text:style-name="T6">3 558 euros</text:span> pour la part entière au titre du premier enfant à charge dont bénéficient les contribuables célibataires, divorcés ou séparés qui élèvent seuls un ou plusieurs enfants.</text:p>
        </text:list-item>
        <text:list-item>
          <text:p text:style-name="P2"><text:span text:style-name="T6">3 012 euros</text:span> pour la demi-part supplémentaire attribuée à certains contribuables (titulaires de la carte d'invalidité, de la carte d'ancien combattant, etc.).</text:p>
        </text:list-item>
        <text:list-item>
          <text:p text:style-name="P2"><text:span text:style-name="T6">4 696 euros</text:span> pour la part supplémentaire correspondant au maintien du quotient conjugal pour les personnes veuves ayant au moins une personne à charge. Une personne veuve avec personne à charge conserve en effet le même quotient familial qu'avant le décès de son conjoint. Ce plafonnement n'est pas appliqué pour les décès intervenus au cours de l'année d'impositio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Open Sans" svg:font-family="'Open Sans', sans-serif"/>
    <style:font-face style:name="OpenSymbol" svg:font-family="OpenSymbol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Lucida Sans Unicode" style:font-size-asian="14pt" style:font-weight-asian="bold" style:font-name-complex="Mangal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2:32:58.48</meta:creation-date>
    <dc:date>2015-02-23T19:22:56.07</dc:date>
    <meta:editing-duration>P1DT6H19M33S</meta:editing-duration>
    <meta:editing-cycles>6</meta:editing-cycles>
    <meta:generator>LibreOffice/3.5$Windows_x86 LibreOffice_project/235ab8a-3802056-4a8fed3-2d66ea8-e241b80</meta:generator>
    <meta:document-statistic meta:table-count="1" meta:image-count="0" meta:object-count="0" meta:page-count="3" meta:paragraph-count="64" meta:word-count="804" meta:character-count="4519" meta:non-whitespace-character-count="3786"/>
  </office:meta>
</office:document-meta>
</file>